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3.251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3.112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DejaVu Sans"/>
    </style:style>
    <style:style style:name="ce4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DejaVu Sans" fo:font-style="italic" style:text-underline-style="none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8" style:family="table-cell" style:parent-style-name="Default" style:data-style-name="N108">
      <style:table-cell-properties fo:background-color="#b3b3b3" style:text-align-source="fix" style:repeat-content="false" fo:border="0.002cm solid #000000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9" style:family="table-cell" style:parent-style-name="Default" style:data-style-name="N108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  <style:text-properties style:font-name="DejaVu Sans"/>
    </style:style>
    <style:style style:name="ce11" style:family="table-cell" style:parent-style-name="Default" style:data-style-name="N108">
      <style:table-cell-properties style:text-align-source="fix" style:repeat-content="false" fo:border="none"/>
      <style:paragraph-properties fo:text-align="center" fo:margin-left="0cm"/>
      <style:text-properties style:font-name="DejaVu Sans"/>
    </style:style>
    <style:style style:name="ce12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3" style:family="table-cell" style:parent-style-name="Default">
      <style:table-cell-properties fo:border="0.002cm solid #000000"/>
      <style:text-properties style:font-name="DejaVu Sans"/>
    </style:style>
    <style:style style:name="ce14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DejaVu Sans"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6" table:number-columns-repeated="5" table:default-cell-style-name="ce6"/>
        <table:table-column table:style-name="co7" table:default-cell-style-name="ce6"/>
        <table:table-column table:style-name="co1" table:number-columns-repeated="1014" table:default-cell-style-name="ce6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8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style-name="ce15"/>
          <table:table-cell table:number-columns-repeated="1013"/>
        </table:table-row>
        <table:table-row table:style-name="ro1">
          <table:table-cell table:style-name="ce2" office:value-type="string">
            <text:p>Mutex</text:p>
          </table:table-cell>
          <table:table-cell table:style-name="ce2"/>
          <table:table-cell table:style-name="ce9" office:value-type="float" office:value="0">
            <text:p>000</text:p>
          </table:table-cell>
          <table:table-cell table:style-name="ce2" office:value-type="string">
            <text:p>new Mutex-ID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table:style-name="ce3" office:value-type="string">
            <text:p>"Request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10" office:value-type="float" office:value="1">
            <text:p>001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Set"</text:p>
          </table:table-cell>
          <table:table-cell table:style-name="ce3" office:value-type="string">
            <text:p>Server → Client</text:p>
          </table:table-cell>
          <table:table-cell table:style-name="ce10" office:value-type="float" office:value="2">
            <text:p>002</text:p>
          </table:table-cell>
          <table:table-cell table:style-name="ce3" office:value-type="string">
            <text:p>Client-ID</text:p>
          </table:table-cell>
          <table:table-cell table:style-name="ce3" table:number-columns-repeated="6"/>
          <table:table-cell table:number-columns-repeated="1014"/>
        </table:table-row>
        <table:table-row table:style-name="ro2">
          <table:table-cell table:style-name="ce3" office:value-type="string">
            <text:p>"Return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10" office:value-type="float" office:value="3">
            <text:p>003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10" office:value-type="float" office:value="4">
            <text:p>004</text:p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10" office:value-type="float" office:value="5">
            <text:p>005</text:p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10" office:value-type="float" office:value="6">
            <text:p>006</text:p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10" office:value-type="float" office:value="7">
            <text:p>007</text:p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10" office:value-type="float" office:value="8">
            <text:p>008</text:p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10" office:value-type="float" office:value="9">
            <text:p>009</text:p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8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ommands</text:p>
          </table:table-cell>
          <table:table-cell table:style-name="ce7"/>
          <table:table-cell table:style-name="ce9" office:value-type="float" office:value="10">
            <text:p>010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Report"</text:p>
          </table:table-cell>
          <table:table-cell table:style-name="ce3" office:value-type="string">
            <text:p>Server → Client</text:p>
          </table:table-cell>
          <table:table-cell table:style-name="ce10" office:value-type="float" office:value="11">
            <text:p>011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Reset"</text:p>
          </table:table-cell>
          <table:table-cell table:style-name="ce3" office:value-type="string">
            <text:p>Server → Client</text:p>
          </table:table-cell>
          <table:table-cell table:style-name="ce10" office:value-type="float" office:value="12">
            <text:p>012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Hybernate"</text:p>
          </table:table-cell>
          <table:table-cell table:style-name="ce3" office:value-type="string">
            <text:p>Server → Client</text:p>
          </table:table-cell>
          <table:table-cell table:style-name="ce10" office:value-type="float" office:value="13">
            <text:p>013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10" office:value-type="float" office:value="14">
            <text:p>014</text:p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10" office:value-type="float" office:value="15">
            <text:p>015</text:p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10" office:value-type="float" office:value="16">
            <text:p>016</text:p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10" office:value-type="float" office:value="17">
            <text:p>017</text:p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10" office:value-type="float" office:value="18">
            <text:p>018</text:p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10" office:value-type="float" office:value="19">
            <text:p>019</text:p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8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Wheel-Events</text:p>
          </table:table-cell>
          <table:table-cell table:style-name="ce7"/>
          <table:table-cell table:style-name="ce9" office:value-type="float" office:value="20">
            <text:p>020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Speed</text:p>
          </table:table-cell>
          <table:table-cell table:style-name="ce2" office:value-type="string">
            <text:p>Distance</text:p>
          </table:table-cell>
          <table:table-cell table:style-name="ce2" office:value-type="string">
            <text:p>Duration</text:p>
          </table:table-cell>
          <table:table-cell table:style-name="ce2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has_mov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10" office:value-type="float" office:value="21">
            <text:p>021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speed_reach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10" office:value-type="float" office:value="22">
            <text:p>022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direction_chang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10" office:value-type="float" office:value="23">
            <text:p>023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distance_cover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10" office:value-type="float" office:value="24">
            <text:p>024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status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10" office:value-type="float" office:value="25">
            <text:p>025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has_stopp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10" office:value-type="float" office:value="26">
            <text:p>026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10" office:value-type="float" office:value="27">
            <text:p>027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10" office:value-type="float" office:value="28">
            <text:p>028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10" office:value-type="float" office:value="29">
            <text:p>029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8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celerometer-Events</text:p>
          </table:table-cell>
          <table:table-cell table:style-name="ce7"/>
          <table:table-cell table:style-name="ce9" office:value-type="float" office:value="30">
            <text:p>03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style-name="ce2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has_mov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10" office:value-type="float" office:value="31">
            <text:p>031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kick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10" office:value-type="float" office:value="32">
            <text:p>032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tipp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10" office:value-type="float" office:value="32">
            <text:p>032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roll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10" office:value-type="float" office:value="34">
            <text:p>034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picked_up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10" office:value-type="float" office:value="35">
            <text:p>035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fallen_down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10" office:value-type="float" office:value="36">
            <text:p>036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has_stopp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10" office:value-type="float" office:value="37">
            <text:p>037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10" office:value-type="float" office:value="38">
            <text:p>038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10" office:value-type="float" office:value="39">
            <text:p>039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8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ED-Chain</text:p>
          </table:table-cell>
          <table:table-cell table:style-name="ce7"/>
          <table:table-cell table:style-name="ce9" office:value-type="float" office:value="40">
            <text:p>040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Intensity</text:p>
          </table:table-cell>
          <table:table-cell table:style-name="ce2" office:value-type="string">
            <text:p>Frequency</text:p>
          </table:table-cell>
          <table:table-cell table:style-name="ce2" office:value-type="string">
            <text:p>Duration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3" office:value-type="string">
            <text:p>"On"</text:p>
          </table:table-cell>
          <table:table-cell table:style-name="ce3" office:value-type="string">
            <text:p>Server → Client</text:p>
          </table:table-cell>
          <table:table-cell table:style-name="ce10" office:value-type="float" office:value="41">
            <text:p>041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Fade"</text:p>
          </table:table-cell>
          <table:table-cell table:style-name="ce3" office:value-type="string">
            <text:p>Server → Client</text:p>
          </table:table-cell>
          <table:table-cell table:style-name="ce10" office:value-type="float" office:value="42">
            <text:p>042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Blink"</text:p>
          </table:table-cell>
          <table:table-cell table:style-name="ce3" office:value-type="string">
            <text:p>Server → Client</text:p>
          </table:table-cell>
          <table:table-cell table:style-name="ce10" office:value-type="float" office:value="43">
            <text:p>043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Off"</text:p>
          </table:table-cell>
          <table:table-cell table:style-name="ce3" office:value-type="string">
            <text:p>Server → Client</text:p>
          </table:table-cell>
          <table:table-cell table:style-name="ce10" office:value-type="float" office:value="44">
            <text:p>044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10" office:value-type="float" office:value="45">
            <text:p>045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10" office:value-type="float" office:value="46">
            <text:p>046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10" office:value-type="float" office:value="47">
            <text:p>047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10" office:value-type="float" office:value="48">
            <text:p>048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10" office:value-type="float" office:value="49">
            <text:p>049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8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...</text:p>
          </table:table-cell>
          <table:table-cell table:style-name="ce1" office:value-type="string">
            <text:p>61. Byte [63]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est Cases</text:p>
          </table:table-cell>
          <table:table-cell table:style-name="ce2"/>
          <table:table-cell table:style-name="ce9" office:value-type="float" office:value="255">
            <text:p>255</text:p>
          </table:table-cell>
          <table:table-cell table:number-columns-repeated="5" table:style-name="ce2" office:value-type="string">
            <text:p>Test-Byte</text:p>
          </table:table-cell>
          <table:table-cell table:style-name="ce2" office:value-type="string">
            <text:p>Test-Bytes</text:p>
          </table:table-cell>
          <table:table-cell table:style-name="ce2" office:value-type="string">
            <text:p>Test-Byt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"Test"</text:p>
          </table:table-cell>
          <table:table-cell table:style-name="ce3" office:value-type="string">
            <text:p>Client → Server</text:p>
          </table:table-cell>
          <table:table-cell table:style-name="ce10" office:value-type="float" office:value="255">
            <text:p>25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...</text:p>
          </table:table-cell>
          <table:table-cell table:style-name="ce3" office:value-type="float" office:value="60">
            <text:p>6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"Test"</text:p>
          </table:table-cell>
          <table:table-cell table:style-name="ce3" office:value-type="string">
            <text:p>Server → Client</text:p>
          </table:table-cell>
          <table:table-cell table:style-name="ce10" office:value-type="float" office:value="255">
            <text:p>25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...</text:p>
          </table:table-cell>
          <table:table-cell table:style-name="ce3" office:value-type="float" office:value="60">
            <text:p>60</text:p>
          </table:table-cell>
          <table:table-cell table:number-columns-repeated="1014"/>
        </table:table-row>
        <table:table-row table:style-name="ro1" table:number-rows-repeated="3"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014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/>
          <table:table-cell table:style-name="ce3"/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3">03.07.2013</text:date>, <text:time>16:0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7M5S</meta:editing-duration>
    <meta:editing-cycles>27</meta:editing-cycles>
    <meta:generator>OpenOffice.org/3.4.1$Win32 OpenOffice.org_project/341m1$Build-9593</meta:generator>
    <dc:date>2013-07-03T16:01:12.41</dc:date>
    <meta:document-statistic meta:table-count="3" meta:cell-count="249" meta:object-count="0"/>
    <meta:user-defined meta:name="Info 1"/>
    <meta:user-defined meta:name="Info 2"/>
    <meta:user-defined meta:name="Info 3"/>
    <meta:user-defined meta:name="Info 4"/>
  </office:meta>
</office:document-meta>
</file>